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cm" style:contextual-spacing="false" fo:line-height="100%" style:vertical-align="baseline"/>
      <style:text-properties officeooo:paragraph-rsid="001c5461"/>
    </style:style>
    <style:style style:name="P2" style:family="paragraph" style:parent-style-name="Standard">
      <style:text-properties officeooo:rsid="0016ff24" officeooo:paragraph-rsid="0016ff24"/>
    </style:style>
    <style:style style:name="P3" style:family="paragraph" style:parent-style-name="Text_20_body">
      <style:paragraph-properties fo:text-align="justify" style:justify-single-word="false"/>
      <style:text-properties officeooo:paragraph-rsid="0018c5b6"/>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Standard">
      <style:text-properties officeooo:paragraph-rsid="0018c5b6"/>
    </style:style>
    <style:style style:name="T1" style:family="text">
      <style:text-properties fo:font-family="'Times New Roman'" style:font-family-generic="roman" style:font-pitch="variable" fo:font-size="12pt" style:font-family-asian="'Times New Roman'" style:font-family-generic-asian="system" style:font-pitch-asian="variable" style:font-size-asian="12pt" style:language-asian="pt" style:country-asian="BR" style:font-family-complex="'Times New Roman'" style:font-family-generic-complex="system" style:font-pitch-complex="variable" style:font-size-complex="12pt"/>
    </style:style>
    <style:style style:name="T2" style:family="text">
      <style:text-properties fo:font-family="inherit" style:font-family-generic="roman" style:font-pitch="variable" fo:font-size="12pt" fo:font-weight="normal" style:font-family-asian="'Times New Roman'" style:font-family-generic-asian="system" style:font-pitch-asian="variable" style:font-size-asian="12pt" style:language-asian="pt" style:country-asian="BR" style:font-weight-asian="normal" style:font-family-complex="'Times New Roman'" style:font-family-generic-complex="system" style:font-pitch-complex="variable" style:font-size-complex="12pt" style:font-weight-complex="normal" loext:padding="0cm" loext:border="none" loext:shadow="none"/>
    </style:style>
    <style:style style:name="T3" style:family="text">
      <style:text-properties fo:font-family="inherit" style:font-family-generic="roman" style:font-pitch="variable" fo:font-size="12pt" fo:font-weight="bold" style:font-family-asian="'Times New Roman'" style:font-family-generic-asian="system" style:font-pitch-asian="variable" style:font-size-asian="12pt" style:language-asian="pt" style:country-asian="BR" style:font-weight-asian="bold" style:font-family-complex="'Times New Roman'" style:font-family-generic-complex="system" style:font-pitch-complex="variable" style:font-size-complex="12pt" style:font-weight-complex="bold" loext:padding="0cm" loext:border="none" loext:shadow="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Relatório</text:span><text:span text:style-name="T3"> </text:span><text:span text:style-name="T2">de</text:span><text:span text:style-name="T3"> </text:span><text:span text:style-name="T2">Insights</text:span></text:p>
      <text:p text:style-name="P2"/>
      <text:p text:style-name="P3"><text:tab/>As primeiras consultas em SQL mostraram que há dados suficientes para realizar a análise em âmbito nacional, pois a base cobre os 26 estados brasileiros mais o Distrito Federal e contempla um número considerável de municípios. Ainda no SQL, foi identificado um volume significativo de valores nulos em diversas colunas. No entanto, essa ausência de valores não representa, necessariamente, falta de informação, mas sim a forma como os dados são distribuídos entre os prestadores de serviço. Assim, optou-se por tratar os valores nulos substituindo-os por zero.</text:p>
      <text:p text:style-name="P4"><text:tab/>Durante a análise, também foi detectada a ausência de dados sobre a população urbana no ano de 2022, o que motivou a decisão de restringir o período analisado aos anos de 2012 a 2021. Chegou-se a considerar o cálculo da população rural a partir da subtração entre a população atendida e a população urbana atendida, mas a interpretação incerta do significado exato desses campos levou à decisão de não realizar esse procedimento.</text:p>
      <text:p text:style-name="P4"><text:tab/>Na busca por outliers, observou-se que o estado de São Paulo apresenta valores significativamente acima da média. No entanto, esse resultado era esperado, já que São Paulo possui a maior população do país e também é um dos estados mais desenvolvidos, com alto PIB e IDH.</text:p>
      <text:p text:style-name="P4"><text:tab/>Também foi considerada a criação de projeções para estimar em que ano o Brasil atingiria cobertura total de saneamento básico. Contudo, a baixa correlação das variáveis com o ano, além de taxas de crescimento negativas em alguns casos, comprometeram a confiabilidade dos resultados.</text:p>
      <text:p text:style-name="P4"><text:span text:style-name="Strong_20_Emphasis">Sugestões finais:</text:span></text:p>
      <text:list text:style-name="L1">
        <text:list-item>
          <text:p text:style-name="P5">Priorizar investimentos em municípios com baixa cobertura e alta densidade populacional;</text:p>
        </text:list-item>
        <text:list-item>
          <text:p text:style-name="P5">Revisar metas estaduais de saneamento com base nos dados reais de crescimento do atendimento.</text:p>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4T09:54:10.155029300</meta:creation-date>
    <dc:date>2025-04-14T10:46:21.411889200</dc:date>
    <meta:editing-duration>PT2M49S</meta:editing-duration>
    <meta:editing-cycles>2</meta:editing-cycles>
    <meta:generator>LibreOffice/25.2.2.2$Windows_X86_64 LibreOffice_project/7370d4be9e3cf6031a51beef54ff3bda878e3fac</meta:generator>
    <meta:document-statistic meta:table-count="0" meta:image-count="0" meta:object-count="0" meta:page-count="1" meta:paragraph-count="8" meta:word-count="279" meta:character-count="1766" meta:non-whitespace-character-count="1493"/>
  </office:meta>
</office:document-meta>
</file>